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3e02f" officeooo:paragraph-rsid="0013e02f"/>
    </style:style>
    <style:style style:name="P4" style:family="paragraph" style:parent-style-name="Standard">
      <style:text-properties officeooo:rsid="0015f8ef" officeooo:paragraph-rsid="0015f8ef"/>
    </style:style>
    <style:style style:name="P5" style:family="paragraph" style:parent-style-name="Standard">
      <style:text-properties officeooo:rsid="00178402" officeooo:paragraph-rsid="00178402"/>
    </style:style>
    <style:style style:name="P6" style:family="paragraph" style:parent-style-name="Standard">
      <style:text-properties officeooo:rsid="00196442" officeooo:paragraph-rsid="00196442"/>
    </style:style>
    <style:style style:name="P7" style:family="paragraph" style:parent-style-name="Standard">
      <style:text-properties officeooo:rsid="001b2310" officeooo:paragraph-rsid="001b2310"/>
    </style:style>
    <style:style style:name="P8" style:family="paragraph" style:parent-style-name="Standard">
      <style:text-properties officeooo:rsid="001c9bb5" officeooo:paragraph-rsid="001c9bb5"/>
    </style:style>
    <style:style style:name="P9" style:family="paragraph" style:parent-style-name="Standard">
      <style:text-properties officeooo:rsid="00206988" officeooo:paragraph-rsid="00206988"/>
    </style:style>
    <style:style style:name="P10" style:family="paragraph" style:parent-style-name="Standard">
      <style:text-properties officeooo:rsid="002097f8" officeooo:paragraph-rsid="002097f8"/>
    </style:style>
    <style:style style:name="P11" style:family="paragraph" style:parent-style-name="Standard">
      <style:text-properties officeooo:rsid="0017a019" officeooo:paragraph-rsid="0017a019"/>
    </style:style>
    <style:style style:name="P12" style:family="paragraph" style:parent-style-name="Standard">
      <style:text-properties officeooo:rsid="0024990c" officeooo:paragraph-rsid="0024990c"/>
    </style:style>
    <style:style style:name="P13" style:family="paragraph" style:parent-style-name="Standard">
      <style:text-properties officeooo:rsid="00263b3c" officeooo:paragraph-rsid="00263b3c"/>
    </style:style>
    <style:style style:name="P14" style:family="paragraph" style:parent-style-name="Standard">
      <style:text-properties officeooo:rsid="00274fbe" officeooo:paragraph-rsid="00274fbe"/>
    </style:style>
    <style:style style:name="P15" style:family="paragraph" style:parent-style-name="Standard">
      <style:text-properties officeooo:rsid="0028574c" officeooo:paragraph-rsid="0028574c"/>
    </style:style>
    <style:style style:name="P16" style:family="paragraph" style:parent-style-name="Standard">
      <style:text-properties officeooo:rsid="0028574c" officeooo:paragraph-rsid="002f511c"/>
    </style:style>
    <style:style style:name="P17" style:family="paragraph" style:parent-style-name="Standard">
      <style:text-properties officeooo:rsid="0031288e" officeooo:paragraph-rsid="0031288e"/>
    </style:style>
    <style:style style:name="P18" style:family="paragraph" style:parent-style-name="Standard">
      <style:text-properties fo:font-weight="bold" officeooo:rsid="0024990c" officeooo:paragraph-rsid="0024990c" style:font-weight-asian="bold" style:font-weight-complex="bold"/>
    </style:style>
    <style:style style:name="P19" style:family="paragraph" style:parent-style-name="Standard">
      <style:text-properties fo:font-weight="bold" officeooo:rsid="003f61cd" officeooo:paragraph-rsid="003f61cd" style:font-weight-asian="bold" style:font-weight-complex="bold"/>
    </style:style>
    <style:style style:name="P20" style:family="paragraph" style:parent-style-name="Standard">
      <style:text-properties fo:font-weight="bold" officeooo:rsid="00451f0f" officeooo:paragraph-rsid="00451f0f" style:font-weight-asian="bold" style:font-weight-complex="bold"/>
    </style:style>
    <style:style style:name="P21" style:family="paragraph" style:parent-style-name="Standard">
      <style:text-properties fo:font-weight="bold" officeooo:rsid="004a750e" officeooo:paragraph-rsid="004a750e" style:font-weight-asian="bold" style:font-weight-complex="bold"/>
    </style:style>
    <style:style style:name="P22" style:family="paragraph" style:parent-style-name="Standard">
      <style:text-properties fo:font-weight="bold" officeooo:rsid="004e4987" officeooo:paragraph-rsid="004e4987" style:font-weight-asian="bold" style:font-weight-complex="bold"/>
    </style:style>
    <style:style style:name="P23" style:family="paragraph" style:parent-style-name="Standard">
      <style:text-properties fo:font-weight="bold" officeooo:rsid="005154d8" officeooo:paragraph-rsid="005154d8" style:font-weight-asian="bold" style:font-weight-complex="bold"/>
    </style:style>
    <style:style style:name="P24" style:family="paragraph" style:parent-style-name="Standard">
      <style:text-properties officeooo:rsid="003a3930" officeooo:paragraph-rsid="003a3930"/>
    </style:style>
    <style:style style:name="P25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26" style:family="paragraph" style:parent-style-name="Standard">
      <style:text-properties fo:font-weight="normal" officeooo:rsid="0055f907" officeooo:paragraph-rsid="0055f907" style:font-weight-asian="normal" style:font-weight-complex="normal"/>
    </style:style>
    <style:style style:name="P27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tyle="italic" fo:font-weight="normal" officeooo:rsid="004e70ae" officeooo:paragraph-rsid="004e4987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fo:font-weight="normal" officeooo:rsid="005154d8" officeooo:paragraph-rsid="005154d8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53f62c" officeooo:paragraph-rsid="0053f62c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bold" officeooo:rsid="0055ebce" officeooo:paragraph-rsid="0055ebce" style:font-style-asian="italic" style:font-weight-asian="bold" style:font-style-complex="italic" style:font-weight-complex="bold"/>
    </style:style>
    <style:style style:name="T1" style:family="text">
      <style:text-properties officeooo:rsid="00137ab4"/>
    </style:style>
    <style:style style:name="T2" style:family="text">
      <style:text-properties officeooo:rsid="0013e02f"/>
    </style:style>
    <style:style style:name="T3" style:family="text">
      <style:text-properties officeooo:rsid="001e78f2"/>
    </style:style>
    <style:style style:name="T4" style:family="text">
      <style:text-properties officeooo:rsid="0021c554"/>
    </style:style>
    <style:style style:name="T5" style:family="text">
      <style:text-properties officeooo:rsid="0028efd4"/>
    </style:style>
    <style:style style:name="T6" style:family="text">
      <style:text-properties officeooo:rsid="00291084"/>
    </style:style>
    <style:style style:name="T7" style:family="text">
      <style:text-properties officeooo:rsid="002ad3eb"/>
    </style:style>
    <style:style style:name="T8" style:family="text">
      <style:text-properties officeooo:rsid="002da2aa"/>
    </style:style>
    <style:style style:name="T9" style:family="text">
      <style:text-properties officeooo:rsid="0032c080"/>
    </style:style>
    <style:style style:name="T10" style:family="text">
      <style:text-properties officeooo:rsid="0036992f"/>
    </style:style>
    <style:style style:name="T11" style:family="text">
      <style:text-properties officeooo:rsid="003bc82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7f5e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4bb017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8" style:family="text">
      <style:text-properties fo:font-style="italic" officeooo:rsid="004e70ae" style:font-style-asian="italic" style:font-style-complex="italic"/>
    </style:style>
    <style:style style:name="T19" style:family="text">
      <style:text-properties fo:font-style="italic" officeooo:rsid="0055a1da" style:font-style-asian="italic" style:font-style-complex="italic"/>
    </style:style>
    <style:style style:name="T20" style:family="text">
      <style:text-properties officeooo:rsid="005797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Notes:</text:p>
      <text:p text:style-name="P1"/>
      <text:p text:style-name="P4">Credentials:</text:p>
      <text:p text:style-name="P4">username: <text:a xlink:type="simple" xlink:href="mailto:mohammed.shaik81@gmail.com" text:style-name="Internet_20_link" text:visited-style-name="Visited_20_Internet_20_Link">mohammed.shaik81@gmail.com</text:a></text:p>
      <text:p text:style-name="P4">password: <text:span text:style-name="T1">Password: Aistle7868@</text:span></text:p>
      <text:p text:style-name="P5">url: digitalocean.com</text:p>
      <text:p text:style-name="P7">jenkins password: abe59ad4d88c4cc1aa1f5fa3b29e2103</text:p>
      <text:p text:style-name="P7"/>
      <text:p text:style-name="P7">username: mohammed_aybits</text:p>
      <text:p text:style-name="P7">password: Aistle7868@</text:p>
      <text:p text:style-name="P7">url: http://134.122.28.225:8080/</text:p>
      <text:p text:style-name="P1"/>
      <text:p text:style-name="P1"><text:span text:style-name="T2">1. </text:span>ssh <text:a xlink:type="simple" xlink:href="mailto:root@134.122.28.225" text:style-name="Internet_20_link" text:visited-style-name="Visited_20_Internet_20_Link">root@134.122.28.225</text:a> <text:s/>//command to connect to digital ocean server</text:p>
      <text:p text:style-name="P3">2. systemctl status jenkins //command to check whether jenkis is installed.</text:p>
      <text:p text:style-name="P8">3. systemctl stop jenkins //<text:span text:style-name="T3">cmd to stop the jenkins server</text:span></text:p>
      <text:p text:style-name="P9">4. systemctl start jenkins</text:p>
      <text:p text:style-name="P10">5. systemctl restart jenkins</text:p>
      <text:p text:style-name="P11"><text:span text:style-name="T4">6</text:span>. ip addr show //command to show the ip of the jenkins</text:p>
      <text:p text:style-name="P11"/>
      <text:p text:style-name="P11"/>
      <text:p text:style-name="P18">Architectural Over View of Jenkins:</text:p>
      <text:p text:style-name="P12"/>
      <text:p text:style-name="P18">Master:</text:p>
      <text:p text:style-name="P12">1. Schedule Build Job.</text:p>
      <text:p text:style-name="P12">2. Dispatch Builds to the slave for Actual Job Execution.</text:p>
      <text:p text:style-name="P12">3. Monitoring the slave and recording the build results.</text:p>
      <text:p text:style-name="P12"/>
      <text:p text:style-name="P18">Slave:</text:p>
      <text:p text:style-name="P12">1. Execute Build Jobs dispatched by master.</text:p>
      <text:p text:style-name="P12"/>
      <text:p text:style-name="P13">Jenkins Job: It refer’s to <text:s/>runnable tasks thar are controlled and monitored by jenkins.</text:p>
      <text:p text:style-name="P13">Eg: Suppose for your deployment on aws, gcp etc u can setup a job for that.</text:p>
      <text:p text:style-name="P13">Eg: U want to build the project u can setup a job for that.</text:p>
      <text:p text:style-name="P14">Eg: U want to execute some kind of sequel on the server u can set up a job for that.</text:p>
      <text:p text:style-name="P14"/>
      <text:p text:style-name="P15"><text:span text:style-name="T12">Slave / Node: </text:span><text:span text:style-name="T5">Slaves are the computer / vm’s that are setup to build projects for a Master.</text:span></text:p>
      <text:p text:style-name="P15"><text:tab/>- <text:span text:style-name="T6">Jenkins run seperate program called ‘Slave Agents’ (Java Program) on slaves.</text:span></text:p>
      <text:p text:style-name="P15"><text:tab/>- <text:span text:style-name="T7">When Slaves are registered to a master, a master starts distributing load to the slaves.</text:span></text:p>
      <text:p text:style-name="P16"><text:tab/>- <text:span text:style-name="T8">Node is used to refer all machines that are part of Jenkins grid, slaves and master.</text:span></text:p>
      <text:p text:style-name="P16"/>
      <text:p text:style-name="P17"><text:span text:style-name="T12">Executor: </text:span><text:s/>It is a seperate Stream of Builds to be run on a Node in parallel.</text:p>
      <text:p text:style-name="P17"><text:tab/><text:span text:style-name="T9">Executor is like a thread it executes a single job on a slave. There can be multiple executors on a single node / slave.</text:span></text:p>
      <text:p text:style-name="P17">- <text:span text:style-name="T10">On a 4 GB RAM and 2 Processors cloud machine u can execute around 50 executors at a time. And it also depends on the task / type of work and the memory it takes.</text:span></text:p>
      <text:p text:style-name="P17"/>
      <text:p text:style-name="P17"/>
      <text:p text:style-name="P24"><text:span text:style-name="T12">Plugins: </text:span><text:span text:style-name="T11">A plugin is like plugins on any other system, is a piece of software that extends the core functionality of the core Jenkins Server.</text:span></text:p>
      <text:p text:style-name="P24"/>
      <text:p text:style-name="P24"/>
      <text:p text:style-name="P24"/>
      <text:p text:style-name="P27"><text:soft-page-break/>Continuous Integration with Jenkins</text:p>
      <text:p text:style-name="P25"/>
      <text:p text:style-name="P20">Jenkins Integration with GIT &amp; GITHUB</text:p>
      <text:p text:style-name="P25">- <text:span text:style-name="T13">Install GitHub plugin on Jenkins Server using Mangae Plugins</text:span></text:p>
      <text:p text:style-name="P25">- <text:span text:style-name="T15">git --version</text:span></text:p>
      <text:p text:style-name="P25"/>
      <text:p text:style-name="P21">Install Maven on Jenkins Host Machine</text:p>
      <text:p text:style-name="P21">- <text:span text:style-name="T14">sudo apt-get install maven</text:span></text:p>
      <text:p text:style-name="P25">- <text:span text:style-name="T15">mvn –version</text:span></text:p>
      <text:p text:style-name="P25"/>
      <text:p text:style-name="P22">Configure Jenkins to Work with Maven<text:span text:style-name="T17"> </text:span><text:span text:style-name="T18"><text:s/></text:span><text:span text:style-name="T19">&amp; GIT</text:span></text:p>
      <text:p text:style-name="P23"><text:span text:style-name="T17">J</text:span><text:span text:style-name="T16">ava Path</text:span></text:p>
      <text:p text:style-name="P28">- /usr/lib/jvm/java-8-openjdk-amd64</text:p>
      <text:p text:style-name="P23"><text:span text:style-name="T17">M</text:span><text:span text:style-name="T16">aven Path</text:span></text:p>
      <text:p text:style-name="P29">- /usr/share/maven/</text:p>
      <text:p text:style-name="P29"/>
      <text:p text:style-name="P30">Git</text:p>
      <text:p text:style-name="P30">- git //just git no path</text:p>
      <text:p text:style-name="P30"/>
      <text:p text:style-name="P31">Create Your First Maven Based Jenkins Job</text:p>
      <text:p text:style-name="P26">Maven Goals: <text:span text:style-name="T20">test, install, compile, package, deploy, test-compile etc</text:span></text:p>
      <text:p text:style-name="P19"/>
      <text:p text:style-name="P15"/>
      <text:p text:style-name="P15"/>
      <text:p text:style-name="P15"/>
      <text:p text:style-name="P15"/>
      <text:p text:style-name="P15"><text:tab/></text:p>
      <text:p text:style-name="P6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4T09:22:49.562364996</dc:date>
    <meta:editing-duration>PT2H22M5S</meta:editing-duration>
    <meta:editing-cycles>61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412" meta:character-count="2422" meta:non-whitespace-character-count="2051"/>
  </office:meta>
</office:document-meta>
</file>